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top="0in" fo:margin-bottom="0.139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.139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.139in" loext:contextual-spacing="false" fo:text-align="justify" style:justify-single-word="false"/>
    </style:style>
    <style:style style:name="P5" style:family="paragraph" style:parent-style-name="Standard">
      <style:paragraph-properties fo:margin-top="0in" fo:margin-bottom="0.139in" loext:contextual-spacing="false">
        <style:tab-stops>
          <style:tab-stop style:position="2.128in"/>
        </style:tab-stops>
      </style:paragraph-properties>
    </style:style>
    <style:style style:name="P6" style:family="paragraph" style:parent-style-name="Standard" style:master-page-name="Standard">
      <style:paragraph-properties fo:margin-top="0in" fo:margin-bottom="0.139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.0693in" loext:contextual-spacing="false" fo:line-height="115%" fo:text-indent="0in" style:auto-text-indent="false">
        <style:tab-stops>
          <style:tab-stop style:position="6.5252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.139in" loext:contextual-spacing="false" fo:text-indent="0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39in" loext:contextual-spacing="tru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.139in" loext:contextual-spacing="tru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39in" loext:contextual-spacing="true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4" style:family="paragraph" style:parent-style-name="Standard" style:list-style-name="WWNum3">
      <style:paragraph-properties fo:margin-left="1in" fo:margin-right="0in" fo:margin-top="0in" fo:margin-bottom="0.139in" loext:contextual-spacing="true" fo:text-indent="-0.25in" style:auto-text-indent="false"/>
    </style:style>
    <style:style style:name="P15" style:family="paragraph" style:parent-style-name="Standard">
      <style:paragraph-properties fo:margin-top="0in" fo:margin-bottom="0.5in" loext:contextual-spacing="false"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6" style:family="paragraph" style:parent-style-name="Standard">
      <style:paragraph-properties fo:margin-top="0in" fo:margin-bottom="0.5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7" style:family="paragraph" style:parent-style-name="Heading_20_3">
      <style:paragraph-properties fo:margin-top="0.139in" fo:margin-bottom="0in" loext:contextual-spacing="false"/>
    </style:style>
    <style:style style:name="P18" style:family="paragraph" style:parent-style-name="Heading_20_1">
      <style:paragraph-properties fo:margin-top="0.3335in" fo:margin-bottom="0in" loext:contextual-spacing="false"/>
    </style:style>
    <style:style style:name="P19" style:family="paragraph" style:parent-style-name="Heading_20_1">
      <style:paragraph-properties fo:margin-top="0.3335in" fo:margin-bottom="0in" loext:contextual-spacing="false" fo:text-align="center" style:justify-single-word="false"/>
    </style:style>
    <style:style style:name="P20" style:family="paragraph" style:parent-style-name="Heading_20_2">
      <style:paragraph-properties fo:margin-top="0.139in" fo:margin-bottom="0in" loext:contextual-spacing="false"/>
    </style:style>
    <style:style style:name="P21" style:family="paragraph" style:parent-style-name="Heading_20_4">
      <style:paragraph-properties fo:margin-top="0.139in" fo:margin-bottom="0in" loext:contextual-spacing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-Magazyn</text:span><text:span text:style-name="T2"><text:line-break/></text:span></text:p>
      <text:p text:style-name="P2"/>
      <text:p text:style-name="P3"/>
      <text:p text:style-name="P4"><text:span text:style-name="T2">Projekt zespołowy grupy 323A w składzie: Wojciech Rózga, Paweł Samordak, Maksymilian Widnicki, Damian Rosiak, Błażej Sadek, Robert Szachnowski, Filip Szadkowski ,Sebastian Araszewski. </text:span></text:p>
      <text:p text:style-name="P19"><text:span text:style-name="T3">Dokumentacja techniczna</text:span></text:p>
      <text:p text:style-name="P1"><text:bookmark text:name="_gjdgxs"/></text:p>
      <text:p text:style-name="P7"><text:span text:style-name="T4"><text:tab/></text:span></text:p>
      <text:p text:style-name="P1"/>
      <text:p text:style-name="P18"><text:bookmark text:name="_30j0zll"/>1. Specyfikacja wymagań</text:p>
      <text:p text:style-name="P20"><text:bookmark text:name="_1fob9te"/>1.1. Definicja produktu</text:p>
      <text:p text:style-name="P4">Produkt ten to aplikacja webowa w połączeniu z bazą danych, która powinna usprawnić zarządzanie magazynem. Produkt ma na celu wprowadzić automatyzacje oraz ułatwić zarządzanie produktami magazynu. Służyć ma on prowadzeniu szczegółowego spisu produktów, z opcjami dodawania lub usuwania produktów z bazy danych, a także monitorowaniu bieżącego stanu każdego produktu. Umożliwiać ma on wszelkie potrzebne klientowi funkcje takie jak: filtrowanie, wyszukiwanie, katalogowanie czy generowanie odpowiednich raportów w zależności od potrzeb klienta. Umożliwiać będzie też rejestrowanie historii przeprowadzanych zmian. </text:p>
      <text:p text:style-name="P20"><text:bookmark text:name="_3znysh7"/>1.2. Technologia</text:p>
      <text:p text:style-name="P4">Użyte technologie: </text:p>
      <text:p text:style-name="P4">-Język programowania - PHP </text:p>
      <text:p text:style-name="P4">-Framework - Laravel, Bootstrap</text:p>
      <text:p text:style-name="P4"><text:s/>-Biblioteka - jQuery</text:p>
      <text:p text:style-name="P20"><text:bookmark text:name="_2et92p0"/>1.3. Wymagania funkcjonalne</text:p>
      <text:p text:style-name="P5">Jako użytkownik możemy wyświetlić listę towarów znajdujących się w magazynie wraz z podstawowymi danymi(Nazwa, Producent, Lokalizacja, Ilość).</text:p>
      <text:p text:style-name="P5">Jako użytkownik możemy wyświetlić szczegółowe dane dotyczące danego towaru(Typ, Model, Rozmiar). Jako użytkownik możemy dodać produkt.</text:p>
      <text:p text:style-name="P5">Jako użytkownik możemy edytować dany produkt. </text:p>
      <text:p text:style-name="P5">Jako użytkownik możemy wyświetlić historię dokonanych zmian(Data, PID, Czynność, Opis)</text:p>
      <text:p text:style-name="P18"><text:bookmark text:name="_tyjcwt"/>2. Projekt techniczny</text:p>
      <text:p text:style-name="P20"><text:bookmark text:name="_1y810tw"/>2.2. Opisy funkcjonalności</text:p>
      <text:p text:style-name="P17"><text:bookmark text:name="_4i7ojhp"/>Funkcjonalność wyświetlania danych podstawowych.</text:p>
      <text:p text:style-name="P21">Scenariusz główny</text:p>
      <text:list xml:id="list7429511477331183977" text:style-name="WWNum2">
        <text:list-item>
          <text:p text:style-name="P9"><text:soft-page-break/>Strona główna wyświetla tabelę z danymi. </text:p>
        </text:list-item>
      </text:list>
      <text:p text:style-name="P17"><text:bookmark text:name="_1ci93xb"/>Funkcjonalność wyświetlania danych szczegółowych.</text:p>
      <text:p text:style-name="P21">Scenariusz główny</text:p>
      <text:list xml:id="list8637323967168467338" text:style-name="WWNum5">
        <text:list-item>
          <text:p text:style-name="P13">Wyświetla się podstrona z danymi szczegółowymi produktu.</text:p>
        </text:list-item>
      </text:list>
      <text:p text:style-name="P17"><text:bookmark text:name="_o8mp7dev75wa"/>Funkcjonalność edycji danych.</text:p>
      <text:p text:style-name="P21"><text:bookmark text:name="_tcmsv34lzkgl"/>Scenariusz główny</text:p>
      <text:list xml:id="list8284807571337464357" text:style-name="WWNum1">
        <text:list-item>
          <text:p text:style-name="P10">Wyświetla się podstrona z danymi produktu z możliwością edycji. </text:p>
        </text:list-item>
        <text:list-item>
          <text:p text:style-name="P10">Użytkownik zatwierdza zmiany klikając “Zapisz”</text:p>
        </text:list-item>
        <text:list-item>
          <text:p text:style-name="P10">Wyświetla się podstrona z danymi szczegółowymi produktu.</text:p>
        </text:list-item>
      </text:list>
      <text:p text:style-name="P17"><text:bookmark text:name="_o3n2esvgbn5t"/>Funkcjonalność dodawania produktu.</text:p>
      <text:p text:style-name="P21"><text:bookmark text:name="_skrv9amq26yk"/>Scenariusz główny</text:p>
      <text:list xml:id="list8332356339051273234" text:style-name="WWNum4">
        <text:list-item>
          <text:p text:style-name="P11">Wyświetla się podstrona z polami do wpisania danych. </text:p>
        </text:list-item>
        <text:list-item>
          <text:p text:style-name="P11">Użytkownik zatwierdza dane klikając “Zapisz”. </text:p>
        </text:list-item>
        <text:list-item>
          <text:p text:style-name="P11">Wyświetla się podstrona z danymi szczegółowymi danego produktu.</text:p>
        </text:list-item>
      </text:list>
      <text:p text:style-name="P21"><text:bookmark text:name="_vbmaum44bzqx"/></text:p>
      <text:p text:style-name="P21"><text:bookmark text:name="_l32ehbvpcj9s"/>Scenariusz alternatywny - użytkownik wprowadza niepoprawne dane</text:p>
      <text:p text:style-name="P8"><text:s text:c="7"/>2.<text:tab/>Nad tabelą wyświetla się komunikat jakie dane powinny zostać wpisane.</text:p>
      <text:p text:style-name="P17"><text:bookmark text:name="_85s8la5r9jow"/>Funkcjonalność wyświetlania historii dokonanych zmian.</text:p>
      <text:p text:style-name="P21"><text:bookmark text:name="_3xshsggl8gi4"/>Scenariusz główny</text:p>
      <text:list xml:id="list8594898714555431703" text:style-name="WWNum3">
        <text:list-item>
          <text:p text:style-name="P12">Wyświetla się podstrona z historią zmian produktów.</text:p>
          <text:list>
            <text:list-item>
              <text:p text:style-name="P14">Jeśli produkt został dodany wyświetla się adnotacja wraz z numerem PID produktu.</text:p>
            </text:list-item>
            <text:list-item>
              <text:p text:style-name="P14">Jeśli produkt został edytowany wyświetla się adnotacja z numerem PID produktu wraz z tabelą z danymi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366091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libri" fo:font-family="Calibri" style:font-family-generic="roman" style:font-pitch="variable" fo:font-size="13pt" fo:font-style="normal" style:text-underline-style="none" fo:font-weight="bold" style:font-name-asian="Calibri1" style:font-family-asian="Calibri" style:font-family-generic-asian="system" style:font-pitch-asian="variable" style:font-size-asian="13pt" style:font-style-asian="normal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libri" fo:font-family="Calibri" style:font-family-generic="roman" style:font-pitch="variable" fo:font-size="11pt" fo:font-style="italic" style:text-underline-style="none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Calibri1" style:font-family-complex="Calibri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243f61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243f61" style:text-line-through-style="none" style:text-line-through-type="none" style:text-position="0% 100%" style:font-name="Calibri" fo:font-family="Calibri" style:font-family-generic="roman" style:font-pitch="variable" fo:font-size="11pt" fo:font-style="italic" style:text-underline-style="none" fo:font-weight="normal" style:font-name-asian="Calibri1" style:font-family-asian="Calibri" style:font-family-generic-asian="system" style:font-pitch-asian="variable" style:font-size-asian="11pt" style:font-style-asian="italic" style:font-weight-asian="normal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2083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6pt" fo:font-style="normal" style:text-underline-style="none" fo:font-weight="normal" style:font-name-asian="Calibri1" style:font-family-asian="Calibri" style:font-family-generic-asian="system" style:font-pitch-asian="variable" style:font-size-asian="26pt" style:font-style-asian="normal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139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5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8.8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5in" loext:contextual-spacing="false"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margin-top="0in" fo:margin-bottom="0.5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9839in" fo:margin-bottom="0.5in" fo:margin-left="0.9839in" fo:margin-right="0.9839in" fo:background-color="#ffffff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3" meta:word-count="330" meta:character-count="2594" meta:non-whitespace-character-count="2298"/>
    <meta:generator>LibreOfficeDev/5.1.0.3$Linux_X86_64 LibreOffice_project/</meta:generator>
  </office:meta>
</office:document-meta>
</file>